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75cm" fo:min-width="4.1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75cm" fo:min-width="4.1cm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000000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6cm" svg:height="2cm" svg:x="5.2cm" svg:y="0.3cm">
          <text:p text:style-name="P1">java.la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4.6cm" svg:height="2cm" svg:x="5.2cm" svg:y="3.8cm"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7.5cm" svg:y1="3.8cm" svg:x2="7.5cm" svg:y2="2.3cm" draw:start-shape="id1" draw:start-glue-point="0" draw:end-shape="id2" draw:end-glue-point="2" svg:d="M7500 3800v-1500" svg:viewBox="0 0 1 1501">
          <text:p/>
        </draw:connector>
        <draw:custom-shape draw:style-name="gr2" draw:text-style-name="P3" xml:id="id3" draw:id="id3" draw:layer="layout" svg:width="4.6cm" svg:height="2cm" svg:x="0.2cm" svg:y="3.8cm"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6cm" svg:height="2cm" svg:x="10.2cm" svg:y="3.8cm">
          <text:p text:style-name="P1">Math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.5cm" svg:y1="3.8cm" svg:x2="7.5cm" svg:y2="2.3cm" draw:start-shape="id3" draw:start-glue-point="0" draw:end-shape="id2" draw:end-glue-point="2" svg:d="M2500 3800l5000-1500" svg:viewBox="0 0 5001 1501">
          <text:p/>
        </draw:connector>
        <draw:connector draw:style-name="gr3" draw:text-style-name="P4" draw:layer="layout" draw:type="line" svg:x1="12.5cm" svg:y1="3.8cm" svg:x2="7.5cm" svg:y2="2.3cm" draw:start-shape="id4" draw:start-glue-point="0" draw:end-shape="id2" draw:end-glue-point="2" svg:d="M12500 3800l-5000-1500" svg:viewBox="0 0 500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7T11:57:30.180375818</meta:creation-date>
    <meta:editing-duration>PT5H57M</meta:editing-duration>
    <meta:editing-cycles>6</meta:editing-cycles>
    <meta:generator>LibreOffice/6.2.0.3$MacOSX_X86_64 LibreOffice_project/98c6a8a1c6c7b144ce3cc729e34964b47ce25d62</meta:generator>
    <meta:initial-creator>Danilo Carvalho</meta:initial-creator>
    <dc:date>2020-08-27T17:54:28.474400397</dc:date>
    <dc:creator>Danilo Carvalho</dc:creator>
    <meta:document-statistic meta:object-count="7"/>
  </office:meta>
</office:document-meta>
</file>